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2" calcext:value-type="float">
            <text:p>2</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25" calcext:value-type="float">
            <text:p>25</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25" calcext:value-type="float">
            <text:p>25</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3">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3">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7">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7">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3">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8">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14:37:32.5327711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6T16:28:06.311583751</dc:date>
    <meta:editing-duration>P1DT3H8M33S</meta:editing-duration>
    <meta:editing-cycles>123</meta:editing-cycles>
    <meta:generator>LibreOffice/5.1.6.2$Linux_X86_64 LibreOffice_project/10m0$Build-2</meta:generator>
    <meta:document-statistic meta:table-count="7" meta:cell-count="1114"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